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Ubuntu Condensed" officeooo:rsid="000f0897" officeooo:paragraph-rsid="000f0897"/>
    </style:style>
    <style:style style:name="P2" style:family="paragraph" style:parent-style-name="Standard">
      <style:text-properties style:font-name="Ubuntu Condensed" officeooo:rsid="000f0897" officeooo:paragraph-rsid="000ff234"/>
    </style:style>
    <style:style style:name="P3" style:family="paragraph" style:parent-style-name="Standard">
      <style:text-properties fo:color="#21409a" style:font-name="Ubuntu Condensed" fo:font-weight="bold" officeooo:rsid="000f0897" officeooo:paragraph-rsid="000f0897" style:font-weight-asian="bold" style:font-weight-complex="bold"/>
    </style:style>
    <style:style style:name="P4" style:family="paragraph" style:parent-style-name="Standard">
      <style:text-properties fo:color="#21409a" style:font-name="Ubuntu Condensed" fo:font-weight="bold" officeooo:rsid="000f0897" officeooo:paragraph-rsid="000ff234" style:font-weight-asian="bold" style:font-weight-complex="bold"/>
    </style:style>
    <style:style style:name="P5" style:family="paragraph" style:parent-style-name="Standard">
      <style:text-properties style:use-window-font-color="true" style:font-name="Ubuntu Condensed" fo:font-weight="normal" officeooo:rsid="000f0897" officeooo:paragraph-rsid="000ff234" style:font-weight-asian="normal" style:font-weight-complex="normal"/>
    </style:style>
    <style:style style:name="P6" style:family="paragraph" style:parent-style-name="Standard">
      <style:text-properties style:font-name="Ubuntu Condensed" officeooo:rsid="00110b3d" officeooo:paragraph-rsid="00110b3d"/>
    </style:style>
    <style:style style:name="P7" style:family="paragraph" style:parent-style-name="Standard">
      <style:text-properties style:font-name="Ubuntu Condensed" officeooo:rsid="0017225e" officeooo:paragraph-rsid="0017225e"/>
    </style:style>
    <style:style style:name="P8" style:family="paragraph" style:parent-style-name="Standard">
      <style:text-properties style:use-window-font-color="true" style:font-name="Ubuntu Condensed" fo:font-weight="normal" officeooo:rsid="00110b3d" officeooo:paragraph-rsid="000ff234" fo:background-color="#faa61a" style:font-weight-asian="normal" style:font-weight-complex="normal"/>
    </style:style>
    <style:style style:name="P9" style:family="paragraph" style:parent-style-name="Standard">
      <style:text-properties fo:color="#21409a" style:font-name="Ubuntu Condensed" fo:font-weight="bold" officeooo:rsid="000f0897" officeooo:paragraph-rsid="000f0897" style:font-weight-asian="bold" style:font-weight-complex="bold"/>
    </style:style>
    <style:style style:name="T1" style:family="text">
      <style:text-properties officeooo:rsid="000ff234"/>
    </style:style>
    <style:style style:name="T2" style:family="text">
      <style:text-properties officeooo:rsid="00110b3d"/>
    </style:style>
    <style:style style:name="T3" style:family="text">
      <style:text-properties officeooo:rsid="00120176"/>
    </style:style>
    <style:style style:name="T4" style:family="text">
      <style:text-properties officeooo:rsid="001642b8"/>
    </style:style>
    <style:style style:name="T5" style:family="text">
      <style:text-properties officeooo:rsid="0018088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E MENTIONS LÉGALES</text:p>
      <text:p text:style-name="P3">CARTO TIERS-LIEUX PING</text:p>
      <text:p text:style-name="P3">-----------------------------------------------------------------</text:p>
      <text:p text:style-name="P1"/>
      <text:p text:style-name="P3">ÉDITEUR</text:p>
      <text:p text:style-name="P1"/>
      <text:p text:style-name="P1">Association PiNG</text:p>
      <text:p text:style-name="P1">Association loi 1901 déclarée à la préfecture de Loire-Atlantique le 10 mars 2004</text:p>
      <text:p text:style-name="P1"/>
      <text:p text:style-name="P1">Numéro de récépissé en préfecture : W442001837</text:p>
      <text:p text:style-name="P1">N° Siret : 453 508 319 00036</text:p>
      <text:p text:style-name="P1">Code APE : 9499Z</text:p>
      <text:p text:style-name="P1"/>
      <text:p text:style-name="P1">Siège social :</text:p>
      <text:p text:style-name="P1">Pôle associatif du 38 Breil</text:p>
      <text:p text:style-name="P1">38 rue du Breil – 44100 Nantes</text:p>
      <text:p text:style-name="P1"/>
      <text:p text:style-name="P1">Directeur de la publication : Ronan Marjolet</text:p>
      <text:p text:style-name="P1">Responsable éditoriale : <text:span text:style-name="T1">Charlotte Rautureau</text:span></text:p>
      <text:p text:style-name="P1"/>
      <text:p text:style-name="P3">RÉALISATION</text:p>
      <text:p text:style-name="P1"/>
      <text:p text:style-name="P1">Le site utilise les logiciels open source solidata et apiviz développés par le collectif Co-demos.</text:p>
      <text:p text:style-name="P1"><text:span text:style-name="T2">L</text:span>'hébergeur du site apiviz.io est la Société Netlify Inc., dont le siège social est situé au 2325 3rd Street, Suite 215, San Francisco, California 94107 aux États-Unis. </text:p>
      <text:p text:style-name="P1"/>
      <text:p text:style-name="P4"><text:s/>PROPRIÉTÉ INTELLECTUELLE</text:p>
      <text:p text:style-name="P8"/>
      <text:p text:style-name="P5">Toute utilisation, reproduction, diffusion, commercialisation, modification de tout ou partie du site apiviz.io, sans autorisation de l’<text:span text:style-name="T5">É</text:span>diteur est prohibée et pourra entraîner des actions et poursuites judiciaires telles que notamment prévues par le Code de la propriété intellectuelle et le Code civil. </text:p>
      <text:p text:style-name="P2"/>
      <text:p text:style-name="P2">Sauf mention contraire, ce site et tous les contenus qui y figurent sont placés sous licence libre Creative Commons BY-NC-SA, <text:span text:style-name="T4">ce qui signifie que v</text:span>ous êtes libres :</text:p>
      <text:p text:style-name="P2">▸ de reproduire, distribuer et communiquer cette création au public,</text:p>
      <text:p text:style-name="P2">▸ de modifier cette création,  sous les conditions suivantes :</text:p>
      <text:p text:style-name="P2"/>
      <text:p text:style-name="P2">Paternité : vous devez citer le nom de l’auteur original de la manière indiquée par l’auteur de l’oeuvre ou le titulaire des droits qui vous confère cette autorisation (mais pas d’une manière qui suggérerait qu’ils vous soutiennent ou approuvent votre utilisation de l’œuvre).</text:p>
      <text:p text:style-name="P2"/>
      <text:p text:style-name="P2">Pas d’utilisation commerciale : vous n’avez pas le droit d’utiliser cette création à des fins commerciales.</text:p>
      <text:p text:style-name="P2"/>
      <text:p text:style-name="P2">À chaque réutilisation ou distribution de cette création, vous devez faire apparaître clairement au public les conditions contractuelles de sa mise à disposition (CC).</text:p>
      <text:p text:style-name="P2"><text:s/></text:p>
      <text:p text:style-name="P4">COLLECTE DES DONNÉES</text:p>
      <text:p text:style-name="P1"/>
      <text:p text:style-name="P1">Le site est exempté de déclaration à la Commission Nationale Informatique et Libertés (CNIL) dans la mesure où il ne collecte aucune donnée concernant les utilisateurs.</text:p>
      <text:p text:style-name="P1"/>
      <text:p text:style-name="P6"><text:soft-page-break/>Les données recensées dans ce site sont issues de bases de données <text:span text:style-name="T3">compulsées</text:span> <text:span text:style-name="T3">par</text:span> l’ANCT, la CRESS et PiNG. Chacune de ces bases de données sont fondées sur des informations collectables en ligne, mises à disposition de tous et en ce sens ouvertes et libres. </text:p>
      <text:p text:style-name="P6"/>
      <text:p text:style-name="P7">Si l’une ou l’autre des données concernant une structure vous apparaissait erronée et/ou que vous souhaitiez la faire évoluer, merci d’envoyer un mail à ce sujet à charlotte[at]pingbase.net. </text:p>
      <text:p text:style-name="P1"/>
      <text:p text:style-name="P3">COOKIES</text:p>
      <text:p text:style-name="P1"/>
      <text:p text:style-name="P1">L’Utilisateur est informé que lors de ses visites sur le site, un cookie peut s’installer automatiquement sur son logiciel de navigation. En naviguant sur le site, il les accepte. Un cookie est un élément qui ne permet pas d’identifier l’Utilisateur mais sert à enregistrer des informations relatives à la navigation de celui-ci sur le site Internet. L’Utilisateur pourra désactiver ce cookie par l’intermédiaire des paramètres figurant au sein de son logiciel de navigation. </text:p>
      <text:p text:style-name="P1"/>
      <text:p text:style-name="P3">LIMITATION DE RESPONSABILITÉ</text:p>
      <text:p text:style-name="P1"/>
      <text:p text:style-name="P1">Ce site comporte des informations mises à disposition par des sociétés externes ou des liens hypertextes vers d’autres sites qui n’ont pas été développés par PiNG. Le contenu mis à disposition sur le site est fourni à titre informatif. L’existence d’un lien de ce site vers un autre site ne constitue pas une validation de ce site ou de son contenu. Il appartient à l’internaute d’utiliser ces informations avec discernement et esprit critique. La responsabilité de PiNG ne saurait être engagée du fait des informations, opinions et recommandations formulées par des tiers.</text:p>
      <text:p text:style-name="P1"/>
      <text:p text:style-name="P1">PiNG ne pourra être tenue responsable des dommages directs et indirects causés au matériel de l’utilisateur, lors de l’accès au site et résultant soit de l’utilisation d’un matériel ne répondant pas aux spécifications techniques requises, soit de l’apparition d’un bug ou d’une incompatibilité.</text:p>
      <text:p text:style-name="P1"/>
      <text:p text:style-name="P1">PiNG ne pourra également être tenue responsable des dommages indirects (tels par exemple qu’une perte de marché ou perte d’une chance) consécutifs à l’utilisation du site.</text:p>
      <text:p text:style-name="P1"/>
      <text:p text:style-name="P3">LIMITATIONS CONTRACTUELLES SUR LES DONNÉES TECHNIQUES</text:p>
      <text:p text:style-name="P1"/>
      <text:p text:style-name="P1">PiNG ne pourra être tenue responsable de dommages matériels liés à l’utilisation du site. De plus, l’utilisateur du site s’engage à accéder au site en utilisant un matériel récent, ne contenant pas de virus et avec un navigateur de dernière génération mis à jo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otte Rautureau</meta:initial-creator>
    <meta:creation-date>2020-04-03T14:07:04.394289758</meta:creation-date>
    <meta:generator>LibreOffice/6.0.7.3$Linux_X86_64 LibreOffice_project/00m0$Build-3</meta:generator>
    <dc:date>2020-04-10T09:34:49.984004400</dc:date>
    <dc:creator>Charlotte Rautureau</dc:creator>
    <meta:editing-duration>PT17M18S</meta:editing-duration>
    <meta:editing-cycles>7</meta:editing-cycles>
    <meta:document-statistic meta:table-count="0" meta:image-count="0" meta:object-count="0" meta:page-count="2" meta:paragraph-count="38" meta:word-count="675" meta:character-count="4418" meta:non-whitespace-character-count="3771"/>
  </office:meta>
</office:document-meta>
</file>